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1fed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La peur c’est l’émotion produite en moi par la conscience d’un danger, réel ou supposé.</text:p>
      <text:p text:style-name="Standard"/>
      <text:p text:style-name="Standard">(notion de potentialité, négatif, prise de conscience, futur)</text:p>
      <text:p text:style-name="Standard"/>
      <text:p text:style-name="Standard">Danger : possibilité qu’un événement futur soit nocif pour mo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8T21:31:32.885000000</dc:date>
    <meta:editing-duration>PT4H54M24S</meta:editing-duration>
    <meta:editing-cycles>1</meta:editing-cycles>
    <meta:document-statistic meta:table-count="0" meta:image-count="0" meta:object-count="0" meta:page-count="1" meta:paragraph-count="3" meta:word-count="34" meta:character-count="213" meta:non-whitespace-character-count="182"/>
    <meta:generator>LibreOffice/7.3.1.3$Windows_X86_64 LibreOffice_project/a69ca51ded25f3eefd52d7bf9a5fad8c90b87951</meta:generator>
  </office:meta>
</office:document-meta>
</file>